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076cm" draw:fill="none" draw:textarea-horizontal-align="justify" draw:textarea-vertical-align="middle" draw:auto-grow-height="false" fo:min-height="2.037cm" fo:min-width="2.37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076cm" draw:fill="none" draw:textarea-horizontal-align="justify" draw:textarea-vertical-align="middle" draw:auto-grow-height="false" fo:min-height="1.986cm" fo:min-width="4.14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076cm" draw:fill="none" draw:textarea-horizontal-align="justify" draw:textarea-vertical-align="middle" draw:auto-grow-height="false" fo:min-height="1.986cm" fo:min-width="6.054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9cm" draw:marker-end-width="0.076cm" draw:fill="none" draw:textarea-horizontal-align="justify" draw:textarea-vertical-align="middle" draw:auto-grow-height="false" fo:min-height="2.247cm" fo:min-width="6.17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-width="0.076cm" draw:fill="none" draw:textarea-horizontal-align="justify" draw:textarea-vertical-align="middle" draw:auto-grow-height="false" fo:min-height="1.64cm" fo:min-width="4.124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79cm" draw:marker-end="Arrow" draw:marker-end-width="0.3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42cm" svg:height="4.673cm" svg:x="13.483cm" svg:y="1.88cm">
          <text:p text:style-name="P1">legal</text:p>
          <text:p text:style-name="P1">reference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4.699cm" svg:height="2.286cm" svg:x="14.097cm" svg:y="8.353cm">
          <text:p text:style-name="P1">Parent</text:p>
          <text:p text:style-name="P1">sty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6.604cm" svg:height="2.286cm" svg:x="21.32cm" svg:y="3.066cm">
          <text:p text:style-name="P1">Jurisdiction-specific</text:p>
          <text:p text:style-name="P1">style elem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11.049cm" svg:height="2.546cm" svg:x="1.216cm" svg:y="2.956cm">
          <text:p text:style-name="P1">Metadata</text:p>
          <text:p text:style-name="P1">(title, volume, date, etc.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4" draw:id="id4" draw:layer="layout" svg:width="4.673cm" svg:height="2.413cm" svg:x="4.39cm" svg:y="8.265cm">
          <text:p text:style-name="P1">Cita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2" draw:layer="layout" draw:type="lines" svg:x1="16.404cm" svg:y1="6.553cm" svg:x2="16.447cm" svg:y2="8.353cm" draw:start-shape="id1" draw:start-glue-point="6" draw:end-shape="id2" draw:end-glue-point="4" svg:d="M16404 6553v526l43 748v526" svg:viewBox="0 0 44 1801">
          <text:p/>
        </draw:connector>
        <draw:connector draw:style-name="gr6" draw:text-style-name="P2" draw:layer="layout" svg:x1="24.622cm" svg:y1="5.352cm" svg:x2="18.796cm" svg:y2="9.496cm" draw:start-shape="id3" draw:start-glue-point="6" draw:end-shape="id2" draw:end-glue-point="7" svg:d="M24622 5352v4144h-5826" svg:viewBox="0 0 5827 4145">
          <text:p/>
        </draw:connector>
        <draw:connector draw:style-name="gr6" draw:text-style-name="P2" draw:layer="layout" draw:type="lines" svg:x1="14.097cm" svg:y1="9.496cm" svg:x2="9.063cm" svg:y2="9.472cm" draw:start-shape="id2" draw:start-glue-point="5" draw:end-shape="id4" draw:end-glue-point="7" svg:d="M14097 9496h-527l-3981-24h-526" svg:viewBox="0 0 5035 25">
          <text:p/>
        </draw:connector>
        <draw:connector draw:style-name="gr7" draw:text-style-name="P3" draw:layer="layout" draw:type="lines" svg:x1="11.14cm" svg:y1="4.229cm" svg:x2="13.483cm" svg:y2="4.217cm" draw:start-shape="id5" draw:start-glue-point="9" draw:end-shape="id1" draw:end-glue-point="5" svg:d="M11140 4229h1651l166-12h526" svg:viewBox="0 0 2344 13">
          <text:p/>
        </draw:connector>
        <draw:connector draw:style-name="gr7" draw:text-style-name="P3" draw:layer="layout" svg:x1="19.325cm" svg:y1="4.217cm" svg:x2="21.32cm" svg:y2="4.209cm" draw:start-shape="id1" draw:start-glue-point="7" draw:end-shape="id3" draw:end-glue-point="5" svg:d="M19325 4217h998v-8h997" svg:viewBox="0 0 1996 9">
          <text:p/>
        </draw:connector>
        <draw:frame draw:style-name="gr8" draw:text-style-name="P4" draw:layer="layout" svg:width="1.594cm" svg:height="0.962cm" svg:x="18.996cm" svg:y="3.024cm">
          <draw:text-box>
            <text:p><text:span text:style-name="T1">Yes</text:span></text:p>
          </draw:text-box>
        </draw:frame>
        <draw:frame draw:style-name="gr9" draw:text-style-name="P4" draw:layer="layout" svg:width="1.349cm" svg:height="0.962cm" svg:x="14.796cm" svg:y="6.724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Phetsarath OT" svg:font-family="'Phetsarath O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Bennett</meta:initial-creator>
    <meta:creation-date>2020-12-23T12:11:03.214182472</meta:creation-date>
    <dc:date>2020-12-23T17:03:44.516881285</dc:date>
    <dc:creator>Frank Bennett</dc:creator>
    <meta:editing-duration>PT9M9S</meta:editing-duration>
    <meta:editing-cycles>2</meta:editing-cycles>
    <meta:generator>LibreOffice/6.2.8.2$Linux_X86_64 LibreOffice_project/f82ddfca21ebc1e222a662a32b25c0c9d20169ee</meta:generator>
    <meta:document-statistic meta:object-count="12"/>
  </office:meta>
</office:document-meta>
</file>